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9"/>
    <style:style style:name="P87" style:family="paragraph" style:parent-style-name="Standard" style:list-style-name="L7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T14" style:family="text">
      <style:text-properties fo:color="#cc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style:style style:name="gr1" style:family="graphic">
      <style:graphic-properties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7.0</text:p>
      <text:list xml:id="list7664317067808582916" text:style-name="L79">
        <text:list-item>
          <text:p text:style-name="P86">adds right-click help to ast speed label giving the equation to use if asteroid speed is not available but asteroid diameter and maximum duration are specified<text:line-break/></text:p>
        </text:list-item>
        <text:list-item>
          <text:p text:style-name="P86">adds suggestion to right-click help on penumbral fit checkbox for how to find the penumbral curve csv file that is provided for practice purposes.<text:line-break/></text:p>
        </text:list-item>
      </text:list>
      <text:p text:style-name="Standard">version 3.6.8</text:p>
      <text:list xml:id="list4882166602128258285" text:style-name="L1">
        <text:list-item>
          <text:p text:style-name="P9">adds modeling of off centerline observations to lightcurve calibration curve generation<text:line-break/></text:p>
        </text:list-item>
      </text:list>
      <text:p text:style-name="Standard">version 3.6.7</text:p>
      <text:list xml:id="list6102375571931426364" text:style-name="L2">
        <text:list-item>
          <text:p text:style-name="P10">clarified the location of the Enable Manual Timestamp Entry checkbox in the pop-up message appears when there are no timestamps in the csv file.<text:line-break/></text:p>
        </text:list-item>
      </text:list>
      <text:p text:style-name="Standard">version 3.6.6</text:p>
      <text:list xml:id="list3430486880419007908" text:style-name="L3">
        <text:list-item>
          <text:p text:style-name="P1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731974806452188483" text:style-name="L4">
        <text:list-item>
          <text:p text:style-name="P12">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1125354133046792290" text:style-name="L5">
        <text:list-item>
          <text:p text:style-name="P13">version 3.6.2 would open .xlsx Report file on Mac, but not Windows. This version attempts to fix that (Windows needs a different command to open a file).<text:line-break/></text:p>
        </text:list-item>
      </text:list>
      <text:p text:style-name="Standard">version 3.6.2</text:p>
      <text:list xml:id="list9211049056567256894" text:style-name="L6">
        <text:list-item>
          <text:p text:style-name="P1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soft-page-break/></text:p>
        </text:list-item>
      </text:list>
      <text:p text:style-name="Standard">version 3.6.1</text:p>
      <text:list xml:id="list3576329886392507982" text:style-name="L7">
        <text:list-item>
          <text:p text:style-name="P1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4">… fill Excel report </text:span>button<text:line-break/></text:p>
        </text:list-item>
      </text:list>
      <text:p text:style-name="Standard">version 3.6.0</text:p>
      <text:list xml:id="list8826440747294447422" text:style-name="L8">
        <text:list-item>
          <text:p text:style-name="P1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4">...</text:span><text:line-break/><text:line-break/><text:span text:style-name="T14">…</text:span> <text:span text:style-name="T14">MUST BE CONVERTED to .xlsx for use by PyOTE!<text:line-break/></text:span></text:p>
          <text:p text:style-name="P16"><text:span text:style-name="T14">… For Windows users, Excel will read an .xls file and save it as .xlsx<text:line-break/></text:span><text:span text:style-name="T14">…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4">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2629562828856393703" text:style-name="L9">
        <text:list-item>
          <text:p text:style-name="P17">fixed another bug in penumbral curve fit and removed diagnostic printouts.<text:line-break/></text:p>
        </text:list-item>
      </text:list>
      <text:p text:style-name="Standard">version 3.5.8</text:p>
      <text:list xml:id="list6207408347882565074" text:style-name="L10">
        <text:list-item>
          <text:p text:style-name="P18"><text:soft-page-break/>fixed a number of bugs in the penumbral curve fit code<text:line-break/></text:p>
        </text:list-item>
      </text:list>
      <text:p text:style-name="Standard">version 3.5.7</text:p>
      <text:list xml:id="list6080260731390933400" text:style-name="L11">
        <text:list-item>
          <text:p text:style-name="P1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1976156575694109284" text:style-name="L12">
        <text:list-item>
          <text:p text:style-name="P2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1787564503837410593" text:style-name="L13">
        <text:list-item>
          <text:p text:style-name="P2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4802886124248574443" text:style-name="L14">
        <text:list-item>
          <text:p text:style-name="P2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750685402357998646" text:style-name="L15">
        <text:list-item>
          <text:p text:style-name="P23">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5899049660966963148" text:style-name="L16">
        <text:list-item>
          <text:p text:style-name="P2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text:soft-page-break/>version 3.5.1</text:p>
      <text:list xml:id="list4967879255217358586" text:style-name="L17">
        <text:list-item>
          <text:p text:style-name="P25">Added additional references to the North American Excel Spreadsheet report in the new section of the final report that bangs on about the start-of-exposure timing convention.<text:line-break/></text:p>
        </text:list-item>
      </text:list>
      <text:p text:style-name="Standard">version 3.5.0</text:p>
      <text:list xml:id="list6599865476531014396" text:style-name="L18">
        <text:list-item>
          <text:p text:style-name="P2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26">NEW: when 'trims' have been placed, a 'write csv' process will honor those values and produce a 'trimmed' output file.<text:line-break/></text:p>
        </text:list-item>
        <text:list-item>
          <text:p text:style-name="P26">NEW: when a light curve has been 'normalized', the changed values are written to the data table where, once again, a 'write csv' process will capture the results.<text:line-break/></text:p>
        </text:list-item>
        <text:list-item>
          <text:p text:style-name="P26">Added additional reminders that the start-of-exposure timestamp/timing convention is employed.</text:p>
        </text:list-item>
      </text:list>
      <text:p text:style-name="Standard"/>
      <text:p text:style-name="Standard">version 3.4.9</text:p>
      <text:list xml:id="list1724942450658868342" text:style-name="L19">
        <text:list-item>
          <text:p text:style-name="P27">Added some explanatory language to the “Excel report” section regarding the proper interpretation of the 'false positive probability' number.<text:line-break/></text:p>
        </text:list-item>
      </text:list>
      <text:p text:style-name="Standard">version 3.4.8</text:p>
      <text:list xml:id="list4837055118438128592" text:style-name="L20">
        <text:list-item>
          <text:p text:style-name="P28">This version deals more realistically with high magDrop lightcurves by defining a 'limiting magDrop' as: <text:line-break/><text:line-break/><text:tab/>limMagDrop = 2.5 * log10( B / std(A) ) <text:line-break/><text:line-break/><text:tab/>std(A) is the noise level of A.</text:p>
          <text:p text:style-name="P2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text:soft-page-break/>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1265057620624800992" text:style-name="L21">
        <text:list-item>
          <text:p text:style-name="P29">Automatically loads the correct version of Adv2<text:line-break/></text:p>
        </text:list-item>
      </text:list>
      <text:p text:style-name="Standard">version 3.4.6</text:p>
      <text:list xml:id="list6947662914641451656" text:style-name="L22">
        <text:list-item>
          <text:p text:style-name="P30">Adds AAV Version 2 file as a type that can be read (important when Do OCR check is enabled)</text:p>
        </text:list-item>
      </text:list>
      <text:p text:style-name="Standard"/>
      <text:p text:style-name="Standard">version 3.4.5</text:p>
      <text:list xml:id="list7903584311819755771" text:style-name="L23">
        <text:list-item>
          <text:p text:style-name="P31">Fixes block integration which was failing when more than 4 lightcurves were being processed.<text:line-break/></text:p>
        </text:list-item>
        <text:list-item>
          <text:p text:style-name="P31">Made use diff and Do OCR checkboxes sticky.<text:line-break/></text:p>
        </text:list-item>
      </text:list>
      <text:p text:style-name="Standard">version 3.4.4</text:p>
      <text:list xml:id="list8391656904607408319" text:style-name="L24">
        <text:list-item>
          <text:p text:style-name="P3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5849064042716818784" text:style-name="L25">
        <text:list-item>
          <text:p text:style-name="P3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291021460240976522" text:style-name="L26">
        <text:list-item>
          <text:p text:style-name="P3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4533363118354784341" text:style-name="L27">
        <text:list-item>
          <text:p text:style-name="P35">Some cosmetic changes: thinner vertical thins for edge position and error bars; checkboxes to control whether the underlying lightcurve is plotted, error bars are <text:soft-page-break/>plotted, or edges are plotted --- a cleaner plot is the major result and you have better control over the 'look'<text:line-break/></text:p>
        </text:list-item>
        <text:list-item>
          <text:p text:style-name="P3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3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9070577527056837171" text:style-name="L28">
        <text:list-item>
          <text:p text:style-name="P3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8540320471341697048" text:style-name="L29">
        <text:list-item>
          <text:p text:style-name="P37">Automatically installs cv2 if not already present. <text:s/>This package is needed for the new frame view feature.<text:line-break/></text:p>
        </text:list-item>
      </text:list>
      <text:p text:style-name="Standard">version 3.3.8</text:p>
      <text:list xml:id="list8367523604758029785" text:style-name="L30">
        <text:list-item>
          <text:p text:style-name="P3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7390967824107193379" text:style-name="L31">
        <text:list-item>
          <text:p text:style-name="P39">A new button (View frame) with an associated spinner for entry of a frame number has been added:</text:p>
          <text:p text:style-name="P3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text:soft-page-break/>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962200493527138061" text:style-name="L32">
        <text:list-item>
          <text:p text:style-name="P4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7923627107561916663" text:style-name="L33">
        <text:list-item>
          <text:p text:style-name="P4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949508825366576069" text:style-name="L34">
        <text:list-item>
          <text:p text:style-name="P4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18347105215800796" text:style-name="L35">
        <text:list-item>
          <text:p text:style-name="P43">Adds a 'false positive' detection to the final report. <text:s/>A new plot has been added <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983803478077591376" text:style-name="L36">
        <text:list-item>
          <text:p text:style-name="P44">Changed main plot so that the scroll wheel only zooms the x axis.</text:p>
        </text:list-item>
        <text:list-item>
          <text:p text:style-name="P44">Changed lightcurve plot so that it conforms properly to 'start-of-exposure'.<text:line-break/></text:p>
        </text:list-item>
      </text:list>
      <text:p text:style-name="Standard">version 3.2.8</text:p>
      <text:list xml:id="list894633537494497011" text:style-name="L37">
        <text:list-item>
          <text:p text:style-name="P45">Changed font size in help files --- it was fine for Mac but too big for Win10<text:line-break/></text:p>
        </text:list-item>
      </text:list>
      <text:p text:style-name="Standard">version 3.2.7</text:p>
      <text:list xml:id="list5211119639449642174" text:style-name="L38">
        <text:list-item>
          <text:p text:style-name="P4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634316114839888456" text:style-name="L39">
        <text:list-item>
          <text:p text:style-name="P47">This is a 'cosmetic' release --- there should be NO detectable differences from version 3.2.5 in terms of functionality.</text:p>
        </text:list-item>
        <text:list-item>
          <text:p text:style-name="P47">All python files were brought into compliance with PEP 8 coding standards. <text:s/>Only I care about that.</text:p>
        </text:list-item>
        <text:list-item>
          <text:p text:style-name="P4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47">All this 'cosmetic' work is in preparation for working on PyOTE issues again.<text:line-break/> </text:p>
        </text:list-item>
      </text:list>
      <text:p text:style-name="Standard">version 3.2.5</text:p>
      <text:list xml:id="list716638340504996674" text:style-name="L40">
        <text:list-item>
          <text:p text:style-name="P4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293457861526366906" text:style-name="L41">
        <text:list-item>
          <text:p text:style-name="P49">Modified the test for newer version to accommodate the different strings returned by pip 18.1 and pip 19.0+</text:p>
        </text:list-item>
        <text:list-item>
          <text:p text:style-name="P49">Added ability to invoke PyOTE from PyMovie with an externally supplied csv file that is automatically opened.<text:line-break/></text:p>
        </text:list-item>
      </text:list>
      <text:p text:style-name="Standard"><text:soft-page-break/>version 3.2.3</text:p>
      <text:list xml:id="list3150454074143385981" text:style-name="L42">
        <text:list-item>
          <text:p text:style-name="P5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50">Added support for the PyMovie csv format<text:line-break/></text:p>
        </text:list-item>
      </text:list>
      <text:p text:style-name="Standard">version 3.2.1</text:p>
      <text:list xml:id="list6844071772001130783" text:style-name="L43">
        <text:list-item>
          <text:p text:style-name="P5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7272472229628605522" text:style-name="L44">
        <text:list-item>
          <text:p text:style-name="P52">Changed GUI to better align text on min max edit boxes to avoid confusion.<text:line-break/></text:p>
        </text:list-item>
      </text:list>
      <text:p text:style-name="Standard">version 3.1.9</text:p>
      <text:list xml:id="list6244205398008730698" text:style-name="L45">
        <text:list-item>
          <text:p text:style-name="P53">Fixed a bug in the test for a min/max solution search being constrained by a too large min value.<text:line-break/></text:p>
        </text:list-item>
      </text:list>
      <text:p text:style-name="Standard">version 3.1.8</text:p>
      <text:list xml:id="list3644420858100764738" text:style-name="L46">
        <text:list-item>
          <text:p text:style-name="P54">version 3.1.7 was released without an updated version history. <text:s/>Here is what was changed in 3.1.7:<text:line-break/></text:p>
        </text:list-item>
        <text:list-item>
          <text:p text:style-name="P5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395293279405366039" text:style-name="L47">
        <text:list-item>
          <text:p text:style-name="P55">Values entered in the Manual Timestamp Entry dialog box are now 'sticky', thus making corrections easy to do without requiring re-entry of all data. </text:p>
          <text:p text:style-name="P55"><text:line-break/><text:soft-page-break/>Also trapped is the case where a user has entered a custom frame time but failed to click the radio button indicating that it is to be used.<text:line-break/></text:p>
        </text:list-item>
      </text:list>
      <text:p text:style-name="Standard">version 3.1.5:</text:p>
      <text:list xml:id="list7591507145225727704" text:style-name="L48">
        <text:list-item>
          <text:p text:style-name="P5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3195526707827229958" text:style-name="L49">
        <text:list-item>
          <text:p text:style-name="P57">Fixed error in new dropped reading detection logic when light curve was processed in field mode.<text:line-break/></text:p>
        </text:list-item>
        <text:list-item>
          <text:p text:style-name="P57">Cleaned up some language in tooltips.<text:line-break/></text:p>
        </text:list-item>
      </text:list>
      <text:p text:style-name="Standard">version 3.1.3:</text:p>
      <text:list xml:id="list6147552503899131502" text:style-name="L50">
        <text:list-item>
          <text:p text:style-name="P5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58">Eliminated the 'entry num' column in the data matrix at the lower left of the GUI. The 'entry num' is unused and a possible source of confusion with the frame or field number for the unwary.<text:line-break/></text:p>
        </text:list-item>
        <text:list-item>
          <text:p text:style-name="P5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1488424506566148073" text:style-name="L51">
        <text:list-item>
          <text:p text:style-name="P5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7110904663051549631" text:style-name="L52">
        <text:list-item>
          <text:p text:style-name="P60">A convenient way to search for a 'solution' is to set a min and max event size <text:soft-page-break/>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6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6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4446244454861343645" text:style-name="L53">
        <text:list-item>
          <text:p text:style-name="P6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320744254754837936" text:style-name="L54">
        <text:list-item>
          <text:p text:style-name="P6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425939029587263559" text:style-name="L55">
        <text:list-item>
          <text:p text:style-name="P6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4329036009026938664" text:style-name="L56">
        <text:list-item>
          <text:p text:style-name="P6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2690405569672114664" text:style-name="L57">
        <text:list-item>
          <text:p text:style-name="P65">We now disable the Accept integration button on the first left click in the light curve. <text:s/>As such a click removes the color bars that result from the automatic <text:soft-page-break/>block integration analysis, it seems intuitive to disable the Accept integration button at that time as well.<text:line-break/></text:p>
        </text:list-item>
      </text:list>
      <text:p text:style-name="Standard">version 2.1.5:</text:p>
      <text:list xml:id="list1961071657967313372" text:style-name="L58">
        <text:list-item>
          <text:p text:style-name="P66">Disable the Accept integration button when user overrides an automatic block analysis with a manual block selection followed by a click on the Block integrate button.<text:line-break/></text:p>
        </text:list-item>
      </text:list>
      <text:p text:style-name="Standard">version 2.1.4:</text:p>
      <text:list xml:id="list3520117573749305480" text:style-name="L59">
        <text:list-item>
          <text:p text:style-name="P67">Corrected a bug that kept manual selection of block integration from being performed after a refusal to accept the automatic block analysis results.<text:line-break/></text:p>
        </text:list-item>
      </text:list>
      <text:p text:style-name="Standard">version 2.1.3:</text:p>
      <text:list xml:id="list968402981134268816" text:style-name="L60">
        <text:list-item>
          <text:p text:style-name="P6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7689782640374779384" text:style-name="L61">
        <text:list-item>
          <text:p text:style-name="P6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133398133795261210" text:style-name="L62">
        <text:list-item>
          <text:p text:style-name="P70">Added progress bar tracking of block integration analysis because it can take an extended amount of time to complete the analysis when the light curve has many points.<text:line-break/></text:p>
        </text:list-item>
      </text:list>
      <text:p text:style-name="Standard">version 2.1.0</text:p>
      <text:list xml:id="list5426670664223813013" text:style-name="L63">
        <text:list-item>
          <text:p text:style-name="P7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3185411364936833086" text:style-name="L64">
        <text:list-item>
          <text:p text:style-name="P72">Made the selection of Tooltip display 'sticky'</text:p>
        </text:list-item>
        <text:list-item>
          <text:p text:style-name="P72">Duration calculation when D and R span midnight now handled correctly</text:p>
        </text:list-item>
      </text:list>
      <text:p text:style-name="Standard"/>
      <text:p text:style-name="Standard">version 2.0.8</text:p>
      <text:list xml:id="list9173305057438882383" text:style-name="L65">
        <text:list-item>
          <text:p text:style-name="P73">toolTips changed to invoke and display in a custom dialog box that can be moved and resized to better accommodate legacy displays</text:p>
        </text:list-item>
        <text:list-item>
          <text:p text:style-name="P73">Calc flash timing calculation fixed to properly deal with the non-integer frame numbers that can result from field processed csv files</text:p>
        </text:list-item>
        <text:list-item>
          <text:p text:style-name="P73">Flash timing has been verified to work with integrated light curves</text:p>
        </text:list-item>
        <text:list-item>
          <text:p text:style-name="P73">Made block integration 'sticky' in that a 'Start over' no longer undoes a previous block integration. As a result, once block integration has been performed after a <text:soft-page-break/>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770757895458585611" text:style-name="L66">
        <text:list-item>
          <text:p text:style-name="P74">Adds a button to calculate the edge position of an LED timing flash.</text:p>
        </text:list-item>
        <text:list-item>
          <text:p text:style-name="P7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7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74">Adds a checkbox to force manual entry of timestamp info. <text:s/>This is useful when OCR on a VTI timed light curve has catastrophic errors. <text:s/>It is always employed when using LED flash timing.</text:p>
        </text:list-item>
      </text:list>
      <text:list xml:id="list5884815918087682919" text:style-name="L67">
        <text:list-item>
          <text:p text:style-name="P7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9189507583566547023" text:style-name="L68">
        <text:list-item>
          <text:p text:style-name="P7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031421277141538385" text:style-name="L69">
        <text:list-item>
          <text:p text:style-name="P77">files generated by pyote now contain PYOTE in the filename.<text:line-break/></text:p>
        </text:list-item>
        <text:list-item>
          <text:p text:style-name="P7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381740057012469206" text:style-name="L70">
        <text:list-item>
          <text:p text:style-name="P7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1731899554902331964" text:style-name="L71">
        <text:list-item>
          <text:p text:style-name="P79">detects and handles situations in which fewer than 14 baseline points are available for calculation of correlated noise coefficients. <text:s/>When fewer than 14 points are available, the correlation coefficients are set to: [1, 0, …] (i.e., <text:soft-page-break/>coefficients are set to 'no correlated noise')</text:p>
        </text:list-item>
      </text:list>
      <text:p text:style-name="Standard"/>
      <text:p text:style-name="Standard">version 2.0.2</text:p>
      <text:list xml:id="list7119481264010637188" text:style-name="L72">
        <text:list-item>
          <text:p text:style-name="P8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1833625825478539411" text:style-name="L73">
        <text:list-item>
          <text:p text:style-name="P81">improved handling of D and R region selection so that one cannot enter an invalid configuration --- automatic corrections/changes are applied.<text:line-break/></text:p>
        </text:list-item>
        <text:list-item>
          <text:p text:style-name="P8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8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3159144075991924029" text:style-name="L74">
        <text:list-item>
          <text:p text:style-name="P8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4644156687171245509" text:style-name="L75">
        <text:list-item>
          <text:p text:style-name="P83">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8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3619860345475403603" text:style-name="L76">
        <text:list-item>
          <text:p text:style-name="P8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5388723016886702972" text:style-name="L77">
        <text:list-item>
          <text:p text:style-name="P8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8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8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8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9177981231086417237" text:style-name="L78">
        <text:list-item>
          <text:p text:style-name="P8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1-16T19:02:19</dc:date>
    <meta:editing-cycles>115</meta:editing-cycles>
    <meta:editing-duration>PT22H30M25S</meta:editing-duration>
    <meta:document-statistic meta:table-count="0" meta:image-count="3" meta:object-count="0" meta:page-count="16" meta:paragraph-count="217" meta:word-count="6302" meta:character-count="36829"/>
    <meta:template xlink:type="simple" xlink:actuate="onRequest" xlink:title="" xlink:href="Normal"/>
  </office:meta>
</office:document-meta>
</file>